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4A000001C737AE8CA5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 style:font-adornments="Regular" style:font-pitch="variable" style:font-charset="x-symbol"/>
    <style:font-face style:name="Symbol" svg:font-family="Symbol" style:font-adornments="Regular" style:font-pitch="variable" style:font-charset="x-symbol"/>
    <style:font-face style:name="FreeSans" svg:font-family="FreeSans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OpenSymbol2" svg:font-family="Open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ulka1" style:family="table">
      <style:table-properties style:width="16.247cm" fo:margin-left="0.002cm" fo:margin-top="0cm" fo:margin-bottom="0cm" table:align="left" style:writing-mode="lr-tb"/>
    </style:style>
    <style:style style:name="Tabulka1.A" style:family="table-column">
      <style:table-column-properties style:column-width="8.123cm"/>
    </style:style>
    <style:style style:name="Tabulka1.1" style:family="table-row">
      <style:table-row-properties fo:keep-together="auto"/>
    </style:style>
    <style:style style:name="Tabulka1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P1" style:family="paragraph" style:parent-style-name="List_20_Paragraph">
      <style:paragraph-properties fo:line-height="100%"/>
    </style:style>
    <style:style style:name="P2" style:family="paragraph" style:parent-style-name="List_20_Paragraph">
      <style:paragraph-properties fo:line-height="100%" fo:text-align="justify" style:justify-single-word="false"/>
    </style:style>
    <style:style style:name="P3" style:family="paragraph" style:parent-style-name="List_20_Paragraph" style:list-style-name="WWNum3">
      <style:paragraph-properties fo:line-height="100%" fo:text-align="justify" style:justify-single-word="false"/>
    </style:style>
    <style:style style:name="P4" style:family="paragraph" style:parent-style-name="List_20_Paragraph" style:list-style-name="WWNum2">
      <style:paragraph-properties fo:line-height="100%" fo:text-align="justify" style:justify-single-word="false">
        <style:tab-stops>
          <style:tab-stop style:position="1.27cm"/>
        </style:tab-stops>
      </style:paragraph-properties>
    </style:style>
    <style:style style:name="P5" style:family="paragraph" style:parent-style-name="List_20_Paragraph">
      <style:paragraph-properties fo:line-height="100%"/>
      <style:text-properties fo:background-color="#ffff00"/>
    </style:style>
    <style:style style:name="P6" style:family="paragraph" style:parent-style-name="List_20_Paragraph">
      <style:paragraph-properties fo:margin-left="1.251cm" fo:margin-right="0cm" fo:line-height="100%" fo:text-align="justify" style:justify-single-word="false" fo:text-indent="0cm" style:auto-text-indent="false"/>
    </style:style>
    <style:style style:name="P7" style:family="paragraph" style:parent-style-name="List_20_Paragraph">
      <style:paragraph-properties fo:margin-left="0cm" fo:margin-right="0cm" fo:line-height="100%" fo:text-align="justify" style:justify-single-word="false" fo:text-indent="0cm" style:auto-text-indent="false"/>
    </style:style>
    <style:style style:name="P8" style:family="paragraph" style:parent-style-name="List_20_Paragraph" style:list-style-name="WWNum2">
      <style:paragraph-properties fo:margin-left="2.021cm" fo:margin-right="0cm" fo:line-height="100%" fo:text-align="justify" style:justify-single-word="false" fo:text-indent="-0.635cm" style:auto-text-indent="false">
        <style:tab-stops>
          <style:tab-stop style:position="2.021cm"/>
        </style:tab-stops>
      </style:paragraph-properties>
    </style:style>
    <style:style style:name="P9" style:family="paragraph" style:parent-style-name="List_20_Paragraph">
      <style:paragraph-properties fo:margin-left="0.751cm" fo:margin-right="0cm" fo:line-height="100%" fo:text-align="justify" style:justify-single-word="false" fo:text-indent="0cm" style:auto-text-indent="false"/>
    </style:style>
    <style:style style:name="P10" style:family="paragraph" style:parent-style-name="List_20_Paragraph">
      <style:paragraph-properties fo:margin-left="1.3cm" fo:margin-right="0cm" fo:line-height="100%" fo:text-align="justify" style:justify-single-word="false" fo:text-indent="0cm" style:auto-text-indent="false"/>
    </style:style>
    <style:style style:name="P11" style:family="paragraph" style:parent-style-name="List_20_Paragraph">
      <style:paragraph-properties fo:margin-left="0.801cm" fo:margin-right="0cm" fo:line-height="100%" fo:text-align="justify" style:justify-single-word="false" fo:text-indent="0cm" style:auto-text-indent="false"/>
    </style:style>
    <style:style style:name="P12" style:family="paragraph" style:parent-style-name="Normální1">
      <style:paragraph-properties fo:line-height="100%" fo:text-align="justify" style:justify-single-word="false"/>
    </style:style>
    <style:style style:name="P13" style:family="paragraph" style:parent-style-name="Normální1">
      <style:paragraph-properties fo:line-height="100%" fo:text-align="justify" style:justify-single-word="false"/>
      <style:text-properties fo:background-color="#00ffff"/>
    </style:style>
    <style:style style:name="P14" style:family="paragraph" style:parent-style-name="Normální1" style:master-page-name="Standard">
      <style:paragraph-properties fo:line-height="100%" fo:text-align="justify" style:justify-single-word="false" style:page-number="auto" fo:break-before="page"/>
    </style:style>
    <style:style style:name="T1" style:family="text">
      <style:text-properties fo:font-size="14pt" style:text-underline-style="solid" style:text-underline-width="auto" style:text-underline-color="font-color" fo:font-weight="bold" style:font-size-asian="14pt" style:font-weight-asian="bold"/>
    </style:style>
    <style:style style:name="T2" style:family="text">
      <style:text-properties fo:font-weight="bold" style:font-weight-asian="bold"/>
    </style:style>
    <style:style style:name="T3" style:family="text">
      <style:text-properties fo:background-color="#ffff00" loext:char-shading-value="0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background-color="#00ffff" loext:char-shading-value="0"/>
    </style:style>
    <style:style style:name="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0.74pt solid #3465a4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pan text:style-name="T1">DOHODA O PROVEDENÍ PRÁCE</text:span></text:p>
      <text:p text:style-name="P12"/>
      <text:p text:style-name="P12">Toto je dohoda o provedení práce uzavřená mezi smluvními stranami:</text:p>
      <text:p text:style-name="P12"/>
      <text:p text:style-name="P12"><text:span text:style-name="T2">Česká pirátská strana</text:span></text:p>
      <text:p text:style-name="P12">se sídlem Řehořova 943/19, Praha 3</text:p>
      <text:p text:style-name="P12">IČO: 71339698</text:p>
      <text:p text:style-name="P12">(dále jen „<text:span text:style-name="Standardní_20_písmo_20_odstavce1"><text:span text:style-name="T2">zaměstnavatel</text:span></text:span>“)</text:p>
      <text:p text:style-name="P12"/>
      <text:p text:style-name="P12">a</text:p>
      <text:p text:style-name="P12"/>
      <text:p text:style-name="P12"><text:span text:style-name="Standardní_20_písmo_20_odstavce1"><text:span text:style-name="T2">Petra Kopecká</text:span></text:span></text:p>
      <text:p text:style-name="Standard">trvale bytem: Havlíčkova 110, Týnec nad Labem, 281 26.</text:p>
      <text:p text:style-name="Standard">doručovací adresa: Na kopečku 3, Praha 8 Libeň, 180 00.</text:p>
      <text:p text:style-name="Standard">nar.: 2.2.1985</text:p>
      <text:p text:style-name="P12">(dále jen „<text:span text:style-name="Standardní_20_písmo_20_odstavce1"><text:span text:style-name="T2">zaměstnanec</text:span></text:span>“)</text:p>
      <text:p text:style-name="P6"/>
      <text:p text:style-name="P6"/>
      <text:p text:style-name="P7"><text:span text:style-name="Standardní_20_písmo_20_odstavce1"><text:span text:style-name="T4">Smluvní ujednání</text:span></text:span>:</text:p>
      <text:p text:style-name="P6"/>
      <text:list xml:id="list7400591082950412169" text:style-name="WWNum2">
        <text:list-item>
          <text:p text:style-name="P8">Zaměstnanec pro zaměstnavatele provede tuto práci (dále jen „<text:span text:style-name="Standardní_20_písmo_20_odstavce1"><text:span text:style-name="T2">práce</text:span></text:span>“):</text:p>
        </text:list-item>
      </text:list>
      <text:list xml:id="list7325080614157783174" text:style-name="WWNum3">
        <text:list-item>
          <text:p text:style-name="P3">prověří, že jsou do rozpočtového systému na wiki zapsány všechny příjmy za rok 2014 na všech bankovních účtech strany. Nezapsané příjmy zapíše z bankovních výpisů (PDF),</text:p>
        </text:list-item>
        <text:list-item>
          <text:p text:style-name="P3">prověří veškeré dary za rok 2014 a pokusí se dohledat v interních dokumentech strany, na Google+, Facebooku, v ARESu, Obchodním rejstříku a na dalších místech, údaje o těch dárcích, u kterých nejsou známy všechny zákonem požadované údaje,</text:p>
        </text:list-item>
        <text:list-item>
          <text:p text:style-name="P3">bude komunikovat jménem finančního odboru s těmito dárci mailem a na sociálních sítích, za účelem ověření jejich totožnosti. O nutnosti telefonického kontaktu bude informovat vedoucího finančního odboru,</text:p>
        </text:list-item>
        <text:list-item>
          <text:p text:style-name="P3">prověří takové žádosti o proplacení za rok 2014, kde se kupoval nějaký drobný hmotný majetek, a ve spolupráci s krajskými sdruženími zajistí zápis tohoto majetku do soupisu majetku strany,</text:p>
        </text:list-item>
      </text:list>
      <text:p text:style-name="P9"/>
      <text:p text:style-name="P9">na místě: </text:p>
      <text:p text:style-name="P10"><text:span text:style-name="Standardní_20_písmo_20_odstavce1">Česká republika</text:span></text:p>
      <text:p text:style-name="P11">a pokud zaměstnavatel neurčí jinak, bude zaměstnanec práci odevzdávat vedoucímu finančního odboru Petru Viletovi a vykazovat práci průběžně v systému http://redmine.pirati.cz, nebo ve vlákně fóra finančního odboru.</text:p>
      <text:p text:style-name="P9"/>
      <text:list xml:id="list163325023120117" text:continue-list="list7400591082950412169" text:style-name="WWNum2">
        <text:list-item>
          <text:p text:style-name="P4">Tato dohoda se uzavírá na dobu od 1.2.2015 nejpozději do 31.3.2015. Rozsah práce nepřekročí 300 hodin v kalendářním roce.</text:p>
        </text:list-item>
      </text:list>
      <text:p text:style-name="P9"/>
      <text:p text:style-name="Standard">Práce se považuje za řádně dokončenou, pokud odpovídá této dohodě a jejímu účelu. Za řádně a včas dokončenou práci náleží zaměstnanci odměna ve výši 5000,- Kč (dále jen „<text:span text:style-name="Standardní_20_písmo_20_odstavce1"><text:span text:style-name="T2">odměna</text:span></text:span>“). Odměna je splatná do 15 dnů ode dne řádného dokončení práce <text:span text:style-name="Standardní_20_písmo_20_odstavce1">na účet zaměstnance č. 266784375/0300</text:span> Z odměny provede zaměstnavatel srážky podle příslušných právních předpisů.</text:p>
      <text:p text:style-name="P5"/>
      <text:list xml:id="list163325816614086" text:continue-numbering="true" text:style-name="WWNum2">
        <text:list-item>
          <text:p text:style-name="P4">Zaměstnavatel může kdykoliv v době trvání této dohody požádat zaměstnance o průkazný a  přiměřeně podrobný výkaz dosud provedených činností v rámci zadané práce (dále jen „<text:span text:style-name="Standardní_20_písmo_20_odstavce1"><text:span text:style-name="T2">výkaz</text:span></text:span>“), a zaměstnanec je povinen takové žádosti bez zbytečného odkladu vyhovět. Bez ohledu na odst. 3 této dohody, zaměstnavatel není povinen vyplatit zaměstnanci odměnu dříve, než mu zaměstnanec předloží řádně zpracovaný výkaz za celou dobu výkonu práce.</text:p>
        </text:list-item>
      </text:list>
      <text:p text:style-name="P9"/>
      <text:list xml:id="list163325099442708" text:continue-numbering="true" text:style-name="WWNum2">
        <text:list-item>
          <text:p text:style-name="P4"><text:soft-page-break/>Zaměstnanec je povinen práci provést osobně. Zaměstnanec prohlašuje, že má veškeré znalosti a schopnosti potřebné pro řádné a včasné provedení práce, a zavazuje se, že práci provede s potřebnou (odbornou) péčí.</text:p>
        </text:list-item>
      </text:list>
      <text:p text:style-name="P13"/>
      <text:list xml:id="list163324762300852" text:continue-numbering="true" text:style-name="WWNum2">
        <text:list-item>
          <text:p text:style-name="P4">Zaměstnavatel může průběžně kontrolovat provádění práce. Pokud některá ze stran zjistí v provádění práce nedostatky, zaměstnanec je neprodleně odstraní, jinak může zaměstnavatel <text:span text:style-name="Standardní_20_písmo_20_odstavce1">od této dohody odstoupit bez výpovědní doby</text:span>.</text:p>
        </text:list-item>
      </text:list>
      <text:p text:style-name="P1"/>
      <text:list xml:id="list163325194432868" text:continue-numbering="true" text:style-name="WWNum2">
        <text:list-item>
          <text:p text:style-name="P4">Zaměstnavatel seznámil zaměstnance s právy a povinnostmi, které pro něj z této dohody a z vnitřních předpisů zaměstnavatele vyplývají, s pracovními podmínkami a podmínkami odměňování, za nichž má práci konat, a s povinnostmi, které zaměstnanci vyplývají ze zvláštních právních předpisů vztahujících se k zadané práci. Zaměstnavatel rovněž zaměstnance seznámil s právními a ostatními předpisy k zajištění bezpečnosti a ochrany zdraví při práci.</text:p>
        </text:list-item>
      </text:list>
      <text:p text:style-name="P1"/>
      <text:list xml:id="list163325742152012" text:continue-numbering="true" text:style-name="WWNum2">
        <text:list-item>
          <text:p text:style-name="P4"><text:span text:style-name="Standardní_20_písmo_20_odstavce1">Na základě této dohody nemá zaměstnanec právo na žádné cestovní náhrady.</text:span></text:p>
        </text:list-item>
      </text:list>
      <text:p text:style-name="P5"/>
      <text:list xml:id="list163324797288596" text:continue-numbering="true" text:style-name="WWNum2">
        <text:list-item>
          <text:p text:style-name="P4">Zaměstnanec je povinen zachovávat mlčenlivost o těch údajích dárců, které zákon nevyžaduje zveřejnit. <text:s/>Povinnost mlčenlivosti zaměstnance trvá i po ukončení této dohody.</text:p>
        </text:list-item>
      </text:list>
      <text:p text:style-name="P1"/>
      <text:list xml:id="list163326258324219" text:continue-numbering="true" text:style-name="WWNum2">
        <text:list-item>
          <text:p text:style-name="P4">Zaměstnanec bere na vědomi, že zaměstnavatel za účelem dodržení zákonných povinností při výkonu personální a mzdové agendy zpracovává a shromažďuje osobní údaje zaměstnance.</text:p>
        </text:list-item>
      </text:list>
      <text:p text:style-name="P1"/>
      <text:list xml:id="list163325556478717" text:continue-numbering="true" text:style-name="WWNum2">
        <text:list-item>
          <text:p text:style-name="P4"><text:span text:style-name="Standardní_20_písmo_20_odstavce1">Kterákoliv ze stran je oprávněna tuto dohodu písemně vypovědět i bez udání důvodu, a to bez výpovědní doby.</text:span></text:p>
        </text:list-item>
      </text:list>
      <text:p text:style-name="P9"/>
      <text:list xml:id="list163326532779545" text:continue-numbering="true" text:style-name="WWNum2">
        <text:list-item>
          <text:p text:style-name="P8">Případné spory týkající se této dohody budou primárně řešeny smírnou, mimosoudní cestou.</text:p>
        </text:list-item>
      </text:list>
      <text:p text:style-name="P9"/>
      <text:list xml:id="list163325910230139" text:continue-numbering="true" text:style-name="WWNum2">
        <text:list-item>
          <text:p text:style-name="P4">Tato dohoda je sepsána ve dvou vyhotoveních, z nichž každá strana obdrží po jednom. <text:span text:style-name="Standardní_20_písmo_20_odstavce1"><text:span text:style-name="T3">Zaměstnanec souhlasí s tím, že zaměstnavatel může tuto dohodu v plném rozsahu zveřejnit.</text:span></text:span></text:p>
        </text:list-item>
      </text:list>
      <text:p text:style-name="P1"/>
      <text:p text:style-name="P2"/>
      <text:p text:style-name="P12"/>
      <text:p text:style-name="P12">V __________________ dne ________________</text:p>
      <text:p text:style-name="P12"/>
      <text:p text:style-name="P12"/>
      <text:p text:style-name="P12"/>
      <text:p text:style-name="P12"/>
      <table:table table:name="Tabulka1" table:style-name="Tabulka1">
        <table:table-column table:style-name="Tabulka1.A" table:number-columns-repeated="2"/>
        <table:table-row table:style-name="Tabulka1.1">
          <table:table-cell table:style-name="Tabulka1.A1" office:value-type="string">
            <text:p text:style-name="P12">Zaměstnavatel:</text:p>
            <text:p text:style-name="P12"/>
            <text:p text:style-name="P12"/>
            <text:p text:style-name="P12"/>
            <text:p text:style-name="P12">________________________________</text:p>
            <text:p text:style-name="P12">Česká pirátská strana</text:p>
            <text:p text:style-name="P12"><text:span text:style-name="T3">[JMÉNO ČLOVĚKA, KTERÝ PODEPISUJE]</text:span></text:p>
            <text:p text:style-name="P12"><text:span text:style-name="Standardní_20_písmo_20_odstavce1"><text:span text:style-name="T3">[JEHO FUNKCE]</text:span></text:span></text:p>
          </table:table-cell>
          <table:table-cell table:style-name="Tabulka1.A1" office:value-type="string">
            <text:p text:style-name="P12">Zaměstnanec:</text:p>
            <text:p text:style-name="P12"/>
            <text:p text:style-name="P12"/>
            <text:p text:style-name="P12"/>
            <text:p text:style-name="P12">________________________________</text:p>
            <text:p text:style-name="P12"><text:span text:style-name="Standardní_20_písmo_20_odstavce1"><text:span text:style-name="T3">[JMÉNO, PŘÍJMENÍ]</text:span></text:span></text:p>
          </table:table-cell>
        </table:table-row>
      </table:table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 style:font-adornments="Regular" style:font-pitch="variable" style:font-charset="x-symbol"/>
    <style:font-face style:name="Symbol" svg:font-family="Symbol" style:font-adornments="Regular" style:font-pitch="variable" style:font-charset="x-symbol"/>
    <style:font-face style:name="FreeSans" svg:font-family="FreeSans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OpenSymbol2" svg:font-family="Open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1pt" fo:language="sk" fo:country="SK" style:letter-kerning="true" style:font-name-asian="Times New Roman1" style:font-size-asian="10pt" style:language-asian="sk" style:country-asian="SK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1pt" fo:language="sk" fo:country="SK" style:letter-kerning="true" style:font-name-asian="Times New Roman1" style:font-size-asian="10pt" style:language-asian="sk" style:country-asian="SK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115%" fo:text-align="start" style:justify-single-word="false" fo:orphans="2" fo:widows="2" fo:padding="0cm" fo:border="none" style:vertical-align="baseline" style:writing-mode="lr-tb"/>
      <style:text-properties style:font-name="Calibri" fo:font-family="Calibri" style:font-family-generic="roman" style:font-pitch="variable" fo:font-size="11pt" fo:language="cs" fo:country="CZ" style:font-name-asian="Calibri1" style:font-family-asian="Calibri" style:font-family-generic-asian="system" style:font-pitch-asian="variable" style:font-size-asian="11pt" style:language-asian="en" style:country-asian="US" style:font-size-complex="11pt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size-complex="14pt" style:font-weight-complex="bold"/>
    </style:style>
    <style:style style:name="Normální1" style:family="paragraph" style:default-outline-level="">
      <style:paragraph-properties fo:line-height="115%" fo:text-align="start" style:justify-single-word="false" fo:orphans="2" fo:widows="2" fo:hyphenation-ladder-count="no-limit" fo:padding="0cm" fo:border="none" style:vertical-align="baseline" style:writing-mode="lr-tb"/>
      <style:text-properties style:font-name="Calibri" fo:font-family="Calibri" style:font-family-generic="roman" style:font-pitch="variable" fo:font-size="11pt" fo:language="cs" fo:country="CZ" style:font-name-asian="Calibri1" style:font-family-asian="Calibri" style:font-family-generic-asian="system" style:font-pitch-asian="variable" style:font-size-asian="11pt" style:language-asian="en" style:country-asian="US" style:font-size-complex="11pt" fo:hyphenate="false" fo:hyphenation-remain-char-count="2" fo:hyphenation-push-char-count="2"/>
    </style:style>
    <style:style style:name="List_20_Paragraph" style:display-name="List Paragraph" style:family="paragraph" style:parent-style-name="Normální1" style:default-outline-level="">
      <style:paragraph-properties fo:margin-left="1.27cm" fo:margin-right="0cm" fo:text-indent="0cm" style:auto-text-indent="false"/>
    </style:style>
    <style:style style:name="Balloon_20_Text" style:display-name="Balloon Text" style:family="paragraph" style:parent-style-name="Normální1" style:default-outline-level="">
      <style:paragraph-properties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Normální1" style:default-outline-level="" style:class="extra">
      <style:paragraph-properties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Normální1" style:default-outline-level="" style:class="extra">
      <style:paragraph-properties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Default_20_Paragraph_20_Font" style:display-name="Default Paragraph Font" style:family="text"/>
    <style:style style:name="Standardní_20_písmo_20_odstavce1" style:display-name="Standardní písmo odstavce1" style:family="text"/>
    <style:style style:name="WW_5f_CharLFO1LVL1" style:display-name="WW_CharLFO1LVL1" style:family="text">
      <style:text-properties style:font-name="Cambria" fo:font-family="Cambria" style:font-family-generic="roman" style:font-pitch="variable"/>
    </style:style>
    <style:style style:name="Nadpis_20_1_20_Char" style:display-name="Nadpis 1 Char" style:family="text" style:parent-style-name="Standardní_20_písmo_20_odstavce1">
      <style:text-properties fo:color="#365f91" style:font-name="Cambria" fo:font-family="Cambria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Text_20_bubliny_20_Char" style:display-name="Text bubliny Char" style:family="text" style:parent-style-name="Standardní_20_písmo_20_odstavce1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Záhlaví_20_Char" style:display-name="Záhlaví Char" style:family="text" style:parent-style-name="Standardní_20_písmo_20_odstavce1"/>
    <style:style style:name="Zápatí_20_Char" style:display-name="Zápatí Char" style:family="text" style:parent-style-name="Standardní_20_písmo_20_odstavce1"/>
    <style:style style:name="WW_5f_CharOUTLINELVL1" style:display-name="WW_CharOUTLINELVL1" style:family="text">
      <style:text-properties style:font-name="Cambria" fo:font-family="Cambria" style:font-family-generic="roman" style:font-pitch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-complex="OpenSymbol2" style:font-family-complex="Open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prefix="ČÁST 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2cm" fo:margin-left="3.8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2cm" fo:margin-left="7.62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2cm" fo:margin-left="11.43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2.021cm" fo:text-indent="-0.635cm" fo:margin-left="2.021cm"/>
        </style:list-level-properties>
        <style:text-properties style:font-name="Symbol"/>
      </text:list-level-style-bullet>
      <text:list-level-style-bullet text:level="2" text:style-name="ListLabel_20_1" style:num-suffix="◦" text:bullet-char="◦">
        <style:list-level-properties text:list-level-position-and-space-mode="label-alignment">
          <style:list-level-label-alignment text:label-followed-by="listtab" text:list-tab-stop-position="2.656cm" fo:text-indent="-0.635cm" fo:margin-left="2.656cm"/>
        </style:list-level-properties>
        <style:text-properties style:font-name="OpenSymbol1"/>
      </text:list-level-style-bullet>
      <text:list-level-style-bullet text:level="3" text:style-name="ListLabel_20_1" style:num-suffix="▪" text:bullet-char="▪">
        <style:list-level-properties text:list-level-position-and-space-mode="label-alignment">
          <style:list-level-label-alignment text:label-followed-by="listtab" text:list-tab-stop-position="3.291cm" fo:text-indent="-0.635cm" fo:margin-left="3.291cm"/>
        </style:list-level-properties>
        <style:text-properties style:font-name="OpenSymbol1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3.926cm" fo:text-indent="-0.635cm" fo:margin-left="3.926cm"/>
        </style:list-level-properties>
        <style:text-properties style:font-name="Symbol"/>
      </text:list-level-style-bullet>
      <text:list-level-style-bullet text:level="5" text:style-name="ListLabel_20_1" style:num-suffix="◦" text:bullet-char="◦">
        <style:list-level-properties text:list-level-position-and-space-mode="label-alignment">
          <style:list-level-label-alignment text:label-followed-by="listtab" text:list-tab-stop-position="4.561cm" fo:text-indent="-0.635cm" fo:margin-left="4.561cm"/>
        </style:list-level-properties>
        <style:text-properties style:font-name="OpenSymbol1"/>
      </text:list-level-style-bullet>
      <text:list-level-style-bullet text:level="6" text:style-name="ListLabel_20_1" style:num-suffix="▪" text:bullet-char="▪">
        <style:list-level-properties text:list-level-position-and-space-mode="label-alignment">
          <style:list-level-label-alignment text:label-followed-by="listtab" text:list-tab-stop-position="5.196cm" fo:text-indent="-0.635cm" fo:margin-left="5.196cm"/>
        </style:list-level-properties>
        <style:text-properties style:font-name="OpenSymbol1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5.831cm" fo:text-indent="-0.635cm" fo:margin-left="5.831cm"/>
        </style:list-level-properties>
        <style:text-properties style:font-name="Symbol"/>
      </text:list-level-style-bullet>
      <text:list-level-style-bullet text:level="8" text:style-name="ListLabel_20_1" style:num-suffix="◦" text:bullet-char="◦">
        <style:list-level-properties text:list-level-position-and-space-mode="label-alignment">
          <style:list-level-label-alignment text:label-followed-by="listtab" text:list-tab-stop-position="6.466cm" fo:text-indent="-0.635cm" fo:margin-left="6.466cm"/>
        </style:list-level-properties>
        <style:text-properties style:font-name="OpenSymbol1"/>
      </text:list-level-style-bullet>
      <text:list-level-style-bullet text:level="9" text:style-name="ListLabel_20_1" style:num-suffix="▪" text:bullet-char="▪">
        <style:list-level-properties text:list-level-position-and-space-mode="label-alignment">
          <style:list-level-label-alignment text:label-followed-by="listtab" text:list-tab-stop-position="7.101cm" fo:text-indent="-0.635cm" fo:margin-left="7.101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0.74pt solid #3465a4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.249cm" fo:margin-bottom="0.48cm" fo:margin-left="2.499cm" fo:margin-right="2.499cm" fo:background-color="#ffffff" style:writing-mode="lr-tb" style:layout-grid-color="#c0c0c0" style:layout-grid-lines="26064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background-image/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907cm" fo:margin-left="0cm" fo:margin-right="0cm" fo:margin-bottom="1.806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Obrázok 1" text:anchor-type="char" svg:x="-0.422cm" svg:y="-0.45cm" svg:width="5.664cm" svg:height="2.344cm" draw:z-index="1"><draw:image xlink:href="Pictures/100002010000044A000001C737AE8CA5.png" xlink:type="simple" xlink:show="embed" xlink:actuate="onLoad"/></draw:frame></text:p>
      </style:header>
    </style:master-page>
    <style:master-page style:name="First_20_Page" style:display-name="First Page" style:page-layout-name="Mpm2" style:next-style-name="Standard">
      <style:header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ilip Hajný;Vladislav Tobias Esner</meta:initial-creator>
    <dc:creator>acer</dc:creator>
    <meta:editing-cycles>2</meta:editing-cycles>
    <meta:print-date>1601-01-01T00:00:00</meta:print-date>
    <meta:creation-date>2015-01-27T15:56:00</meta:creation-date>
    <dc:date>2015-01-27T15:56:00</dc:date>
    <meta:editing-duration>PT17S</meta:editing-duration>
    <meta:generator>LibreOffice/4.3.5.2$Linux_x86 LibreOffice_project/3a87456aaa6a95c63eea1c1b3201acedf0751bd5</meta:generator>
    <meta:document-statistic meta:table-count="1" meta:image-count="1" meta:object-count="0" meta:page-count="2" meta:paragraph-count="42" meta:word-count="621" meta:character-count="4271" meta:non-whitespace-character-count="3705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